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ál" style:family="paragraph">
      <style:text-properties fo:font-weight="bold" style:font-weight-asian="bold" style:font-weight-complex="bold"/>
    </style:style>
    <style:style style:name="T3" style:parent-style-name="Bekezdésalapbetűtípusa" style:family="text">
      <style:text-properties fo:font-weight="bold" style:font-weight-asian="bold" style:font-weight-complex="bold"/>
    </style:style>
    <style:style style:name="P4" style:parent-style-name="Normál" style:family="paragraph">
      <style:text-properties fo:font-weight="bold" style:font-weight-asian="bold" style:font-weight-complex="bold"/>
    </style:style>
    <style:style style:name="P5" style:parent-style-name="Normál" style:family="paragraph">
      <style:text-properties fo:font-weight="bold" style:font-weight-asian="bold" style:font-weight-complex="bold"/>
    </style:style>
    <style:style style:name="P6" style:parent-style-name="Normál" style:list-style-name="LFO1" style:family="paragraph"/>
    <style:style style:name="T7" style:parent-style-name="Bekezdésalapbetűtípusa" style:family="text">
      <style:text-properties fo:font-weight="bold" style:font-weight-asian="bold" style:font-weight-complex="bold"/>
    </style:style>
    <style:style style:name="P8" style:parent-style-name="Normál" style:list-style-name="LFO1" style:family="paragraph"/>
    <style:style style:name="T9" style:parent-style-name="Bekezdésalapbetűtípusa" style:family="text">
      <style:text-properties fo:font-weight="bold" style:font-weight-asian="bold" style:font-weight-complex="bold"/>
    </style:style>
    <style:style style:name="P10" style:parent-style-name="Normál" style:family="paragraph">
      <style:text-properties fo:font-weight="bold" style:font-weight-asian="bold" style:font-weight-complex="bold"/>
    </style:style>
    <style:style style:name="P11" style:parent-style-name="Normál" style:list-style-name="LFO2" style:family="paragraph"/>
    <style:style style:name="P12" style:parent-style-name="Normál" style:list-style-name="LFO2" style:family="paragraph"/>
    <style:style style:name="P13" style:parent-style-name="Normál" style:list-style-name="LFO2" style:family="paragraph"/>
    <style:style style:name="P14" style:parent-style-name="Normál" style:family="paragraph">
      <style:text-properties fo:font-weight="bold" style:font-weight-asian="bold" style:font-weight-complex="bold"/>
    </style:style>
    <style:style style:name="P15" style:parent-style-name="Normál" style:family="paragraph">
      <style:text-properties fo:font-weight="bold" style:font-weight-asian="bold" style:font-weight-complex="bold"/>
    </style:style>
    <style:style style:name="P16" style:parent-style-name="Normál" style:list-style-name="LFO3" style:family="paragraph"/>
    <style:style style:name="P17" style:parent-style-name="Normál" style:list-style-name="LFO3" style:family="paragraph"/>
    <style:style style:name="P18" style:parent-style-name="Normál" style:list-style-name="LFO3" style:family="paragraph"/>
    <style:style style:name="P19" style:parent-style-name="Normál" style:family="paragraph">
      <style:text-properties fo:font-weight="bold" style:font-weight-asian="bold" style:font-weight-complex="bold"/>
    </style:style>
    <style:style style:name="P20" style:parent-style-name="Normál" style:family="paragraph">
      <style:text-properties fo:font-weight="bold" style:font-weight-asian="bold" style:font-weight-complex="bold"/>
    </style:style>
    <style:style style:name="P21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22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T23" style:parent-style-name="Bekezdésalapbetűtípusa" style:family="text">
      <style:text-properties fo:font-size="11pt" style:font-size-asian="11pt" style:font-size-complex="11pt"/>
    </style:style>
    <style:style style:name="T24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25" style:parent-style-name="Bekezdésalapbetűtípusa" style:family="text">
      <style:text-properties fo:font-size="11pt" style:font-size-asian="11pt" style:font-size-complex="11pt"/>
    </style:style>
    <style:style style:name="T26" style:parent-style-name="Bekezdésalapbetűtípusa" style:family="text">
      <style:text-properties fo:font-size="11pt" style:font-size-asian="11pt" style:font-size-complex="11pt"/>
    </style:style>
    <style:style style:name="P27" style:parent-style-name="Normál" style:family="paragraph">
      <style:text-properties fo:font-size="11pt" style:font-size-asian="11pt" style:font-size-complex="11pt"/>
    </style:style>
    <style:style style:name="P28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29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30" style:parent-style-name="Normál" style:family="paragraph">
      <style:text-properties fo:font-size="11pt" style:font-size-asian="11pt" style:font-size-complex="11pt"/>
    </style:style>
    <style:style style:name="P31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32" style:parent-style-name="Normál" style:list-style-name="LFO4" style:family="paragraph"/>
    <style:style style:name="T33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34" style:parent-style-name="Bekezdésalapbetűtípusa" style:family="text">
      <style:text-properties fo:font-size="11pt" style:font-size-asian="11pt" style:font-size-complex="11pt"/>
    </style:style>
    <style:style style:name="T35" style:parent-style-name="Bekezdésalapbetűtípusa" style:family="text">
      <style:text-properties fo:font-size="11pt" style:font-size-asian="11pt" style:font-size-complex="11pt"/>
    </style:style>
    <style:style style:name="P36" style:parent-style-name="Normál" style:list-style-name="LFO4" style:family="paragraph"/>
    <style:style style:name="T37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38" style:parent-style-name="Bekezdésalapbetűtípusa" style:family="text">
      <style:text-properties fo:font-size="11pt" style:font-size-asian="11pt" style:font-size-complex="11pt"/>
    </style:style>
    <style:style style:name="T39" style:parent-style-name="Bekezdésalapbetűtípusa" style:family="text">
      <style:text-properties fo:font-size="11pt" style:font-size-asian="11pt" style:font-size-complex="11pt"/>
    </style:style>
    <style:style style:name="P40" style:parent-style-name="Normál" style:list-style-name="LFO4" style:family="paragraph">
      <style:text-properties fo:font-size="11pt" style:font-size-asian="11pt" style:font-size-complex="11pt"/>
    </style:style>
    <style:style style:name="P41" style:parent-style-name="Normál" style:list-style-name="LFO4" style:family="paragraph">
      <style:text-properties fo:font-size="11pt" style:font-size-asian="11pt" style:font-size-complex="11pt"/>
    </style:style>
    <style:style style:name="P42" style:parent-style-name="Normál" style:list-style-name="LFO4" style:family="paragraph">
      <style:text-properties fo:font-size="11pt" style:font-size-asian="11pt" style:font-size-complex="11pt"/>
    </style:style>
    <style:style style:name="P43" style:parent-style-name="Normál" style:list-style-name="LFO4" style:family="paragraph"/>
    <style:style style:name="T44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Bekezdésalapbetűtípusa" style:family="text">
      <style:text-properties fo:font-size="11pt" style:font-size-asian="11pt" style:font-size-complex="11pt"/>
    </style:style>
    <style:style style:name="T46" style:parent-style-name="Bekezdésalapbetűtípusa" style:family="text">
      <style:text-properties fo:font-size="11pt" style:font-size-asian="11pt" style:font-size-complex="11pt"/>
    </style:style>
    <style:style style:name="P47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48" style:parent-style-name="Normál" style:list-style-name="LFO5" style:family="paragraph"/>
    <style:style style:name="T49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50" style:parent-style-name="Bekezdésalapbetűtípusa" style:family="text">
      <style:text-properties fo:font-size="11pt" style:font-size-asian="11pt" style:font-size-complex="11pt"/>
    </style:style>
    <style:style style:name="T51" style:parent-style-name="Bekezdésalapbetűtípusa" style:family="text">
      <style:text-properties fo:font-size="11pt" style:font-size-asian="11pt" style:font-size-complex="11pt"/>
    </style:style>
    <style:style style:name="P52" style:parent-style-name="Normál" style:list-style-name="LFO5" style:family="paragraph"/>
    <style:style style:name="T53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Bekezdésalapbetűtípusa" style:family="text">
      <style:text-properties fo:font-size="11pt" style:font-size-asian="11pt" style:font-size-complex="11pt"/>
    </style:style>
    <style:style style:name="T55" style:parent-style-name="Bekezdésalapbetűtípusa" style:family="text">
      <style:text-properties fo:font-size="11pt" style:font-size-asian="11pt" style:font-size-complex="11pt"/>
    </style:style>
    <style:style style:name="P56" style:parent-style-name="Normál" style:list-style-name="LFO5" style:family="paragraph"/>
    <style:style style:name="T57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Bekezdésalapbetűtípusa" style:family="text">
      <style:text-properties fo:font-size="11pt" style:font-size-asian="11pt" style:font-size-complex="11pt"/>
    </style:style>
    <style:style style:name="T59" style:parent-style-name="Bekezdésalapbetűtípusa" style:family="text">
      <style:text-properties fo:font-size="11pt" style:font-size-asian="11pt" style:font-size-complex="11pt"/>
    </style:style>
    <style:style style:name="P60" style:parent-style-name="Normál" style:list-style-name="LFO5" style:family="paragraph"/>
    <style:style style:name="T61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62" style:parent-style-name="Bekezdésalapbetűtípusa" style:family="text">
      <style:text-properties fo:font-size="11pt" style:font-size-asian="11pt" style:font-size-complex="11pt"/>
    </style:style>
    <style:style style:name="T63" style:parent-style-name="Bekezdésalapbetűtípusa" style:family="text">
      <style:text-properties fo:font-size="11pt" style:font-size-asian="11pt" style:font-size-complex="11pt"/>
    </style:style>
    <style:style style:name="P64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65" style:parent-style-name="Normál" style:list-style-name="LFO6" style:family="paragraph"/>
    <style:style style:name="T66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Bekezdésalapbetűtípusa" style:family="text">
      <style:text-properties fo:font-size="11pt" style:font-size-asian="11pt" style:font-size-complex="11pt"/>
    </style:style>
    <style:style style:name="T68" style:parent-style-name="Bekezdésalapbetűtípusa" style:family="text">
      <style:text-properties fo:font-size="11pt" style:font-size-asian="11pt" style:font-size-complex="11pt"/>
    </style:style>
    <style:style style:name="P69" style:parent-style-name="Normál" style:list-style-name="LFO6" style:family="paragraph"/>
    <style:style style:name="T70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71" style:parent-style-name="Bekezdésalapbetűtípusa" style:family="text">
      <style:text-properties fo:font-size="11pt" style:font-size-asian="11pt" style:font-size-complex="11pt"/>
    </style:style>
    <style:style style:name="T72" style:parent-style-name="Bekezdésalapbetűtípusa" style:family="text">
      <style:text-properties fo:font-size="11pt" style:font-size-asian="11pt" style:font-size-complex="11pt"/>
    </style:style>
    <style:style style:name="P73" style:parent-style-name="Normál" style:list-style-name="LFO6" style:family="paragraph">
      <style:text-properties fo:font-size="11pt" style:font-size-asian="11pt" style:font-size-complex="11pt"/>
    </style:style>
    <style:style style:name="P74" style:parent-style-name="Normál" style:list-style-name="LFO6" style:family="paragraph">
      <style:text-properties fo:font-size="11pt" style:font-size-asian="11pt" style:font-size-complex="11pt"/>
    </style:style>
    <style:style style:name="P75" style:parent-style-name="Normál" style:list-style-name="LFO6" style:family="paragraph">
      <style:text-properties fo:font-size="11pt" style:font-size-asian="11pt" style:font-size-complex="11pt"/>
    </style:style>
    <style:style style:name="P76" style:parent-style-name="Normál" style:list-style-name="LFO6" style:family="paragraph">
      <style:text-properties fo:font-size="11pt" style:font-size-asian="11pt" style:font-size-complex="11pt"/>
    </style:style>
    <style:style style:name="P77" style:parent-style-name="Normál" style:list-style-name="LFO6" style:family="paragraph">
      <style:text-properties fo:font-size="11pt" style:font-size-asian="11pt" style:font-size-complex="11pt"/>
    </style:style>
    <style:style style:name="P78" style:parent-style-name="Normál" style:list-style-name="LFO6" style:family="paragraph"/>
    <style:style style:name="T79" style:parent-style-name="Bekezdésalapbetűtípusa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Bekezdésalapbetűtípusa" style:family="text">
      <style:text-properties fo:font-size="11pt" style:font-size-asian="11pt" style:font-size-complex="11pt"/>
    </style:style>
    <style:style style:name="T81" style:parent-style-name="Bekezdésalapbetűtípusa" style:family="text">
      <style:text-properties fo:font-size="11pt" style:font-size-asian="11pt" style:font-size-complex="11pt"/>
    </style:style>
    <style:style style:name="P82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83" style:parent-style-name="Normál" style:family="paragraph">
      <style:text-properties fo:font-size="11pt" style:font-size-asian="11pt" style:font-size-complex="11pt"/>
    </style:style>
    <style:style style:name="P84" style:parent-style-name="Normál" style:list-style-name="LFO7" style:family="paragraph">
      <style:text-properties fo:font-size="11pt" style:font-size-asian="11pt" style:font-size-complex="11pt"/>
    </style:style>
    <style:style style:name="P85" style:parent-style-name="Normál" style:list-style-name="LFO7" style:family="paragraph">
      <style:text-properties fo:font-size="11pt" style:font-size-asian="11pt" style:font-size-complex="11pt"/>
    </style:style>
    <style:style style:name="P86" style:parent-style-name="Normál" style:list-style-name="LFO7" style:family="paragraph">
      <style:text-properties fo:font-size="11pt" style:font-size-asian="11pt" style:font-size-complex="11pt"/>
    </style:style>
    <style:style style:name="P87" style:parent-style-name="Normál" style:list-style-name="LFO7" style:family="paragraph">
      <style:text-properties fo:font-size="11pt" style:font-size-asian="11pt" style:font-size-complex="11pt"/>
    </style:style>
    <style:style style:name="P88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89" style:parent-style-name="Normál" style:family="paragraph">
      <style:text-properties fo:font-size="11pt" style:font-size-asian="11pt" style:font-size-complex="11pt"/>
    </style:style>
    <style:style style:name="P90" style:parent-style-name="Normál" style:family="paragraph">
      <style:text-properties fo:font-weight="bold" style:font-weight-asian="bold" style:font-weight-complex="bold" fo:font-size="11pt" style:font-size-asian="11pt" style:font-size-complex="11pt"/>
    </style:style>
    <style:style style:name="P91" style:parent-style-name="Normál" style:family="paragraph">
      <style:text-properties fo:font-size="11pt" style:font-size-asian="11pt" style:font-size-complex="11pt"/>
    </style:style>
    <style:style style:name="P92" style:parent-style-name="Normál" style:list-style-name="LFO8" style:family="paragraph">
      <style:text-properties fo:font-size="11pt" style:font-size-asian="11pt" style:font-size-complex="11pt"/>
    </style:style>
    <style:style style:name="P93" style:parent-style-name="Normál" style:list-style-name="LFO8" style:family="paragraph">
      <style:text-properties fo:font-size="11pt" style:font-size-asian="11pt" style:font-size-complex="11pt"/>
    </style:style>
    <style:style style:name="P94" style:parent-style-name="Normál" style:list-style-name="LFO8" style:family="paragraph">
      <style:text-properties fo:font-size="11pt" style:font-size-asian="11pt" style:font-size-complex="11pt"/>
    </style:style>
    <style:style style:name="P95" style:parent-style-name="Normál" style:list-style-name="LFO8" style:family="paragraph">
      <style:text-properties fo:font-size="11pt" style:font-size-asian="11pt" style:font-size-complex="11pt"/>
    </style:style>
    <style:style style:name="P96" style:parent-style-name="Normá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Felhasználói Dokumentáció – InstantFutár</text:p>
      <text:p text:style-name="P2">Áttekintés</text:p>
      <text:p text:style-name="Normál">Az<text:s/><text:span text:style-name="T3">Instant Futár</text:span><text:s/>egy modern szállítási platform, amely összeköti a feladókat a közelben elérhető futárokkal.<text:s/><text:line-break/>Az alkalmazást a cégek és magánszemélyek egyaránt használhatják bármilyen típusú áru szállítására: legyen szó ételről, bútorokról, ruházatról vagy akár kisebb tárgyakról.</text:p>
      <text:p text:style-name="Normál">A rendszer célja, gyors, rugalmas és egyszerű szállítási megoldást kínál, hogy hasonlóan egy "Uber" rendszerhez – csak áruszállításra specializálva.</text:p>
      <text:p text:style-name="P4">Fő Funkciók</text:p>
      <text:p text:style-name="P5">felhasználói típusok</text:p>
      <text:p text:style-name="Normál">Az Instant <text:s/>Futárt kétféle felhasználója:</text:p>
      <text:list text:style-name="LFO1" text:continue-numbering="true">
        <text:list-item>
          <text:p text:style-name="P6"><text:span text:style-name="T7">Feladók</text:span><text:s/>(cégek vagy magánszemélyek), akik szállítandó árut szeretnének eljuttatni egyik helyről a másikra.</text:p>
        </text:list-item>
        <text:list-item>
          <text:p text:style-name="P8"><text:span text:style-name="T9">Futárok</text:span><text:s/>, akik szabad kapacitással vállalják az áruk szállítását.</text:p>
        </text:list-item>
      </text:list>
      <text:p text:style-name="P10">Szállítási igény létrehozása</text:p>
      <text:p text:style-name="Normál">Feladóként lehetőség van bármilyen típusú áru szállítási igényének létrehozására.<text:s/><text:line-break/>A rendszer támogatja például:</text:p>
      <text:list text:style-name="LFO2" text:continue-numbering="true">
        <text:list-item>
          <text:p text:style-name="P11">Ételek, italok szállítását</text:p>
        </text:list-item>
        <text:list-item>
          <text:p text:style-name="P12">Bútorok, nagyobb tárgyak mozgatását</text:p>
        </text:list-item>
        <text:list-item>
          <text:p text:style-name="P13">Ruházati termékek, cipők, kisebb csomagok fuvarozását</text:p>
        </text:list-item>
      </text:list>
      <text:p text:style-name="Normál">A szállítási igényhez megadható a felvételi és a célcím, az áru leírása, mérete, súlya, valamint egyéb speciális igények.</text:p>
      <text:p text:style-name="P14">Szállítási igények böngészése és elfogadása</text:p>
      <text:p text:style-name="Normál">Futárként elérhető egy lista az aktuálisan feladott szállítási igényekről.<text:s/><text:line-break/>A futárok szabadon böngészhetnek a kérések között, és válassza ki a megfelelő feladatokat, egy kattintással el is vállalható.</text:p>
      <text:p text:style-name="P15">Állapotkezelés és rendeléskövetés</text:p>
      <text:p text:style-name="Normál">Minden szállítható az alkalmazáson belül.<text:s/><text:line-break/>A futár a szállítás állapotát folyamatosan frissítheti:</text:p>
      <text:list text:style-name="LFO3" text:continue-numbering="true">
        <text:list-item>
          <text:p text:style-name="P16">Felvétel megkezdése</text:p>
        </text:list-item>
        <text:list-item>
          <text:p text:style-name="P17">Úton</text:p>
        </text:list-item>
        <text:list-item>
          <text:p text:style-name="P18">Kézbesítve</text:p>
        </text:list-item>
      </text:list>
      <text:p text:style-name="Normál">A feladó a rendszerben valós időben nyomon követheti az áru státuszát.</text:p>
      <text:p text:style-name="P19">Egyszerű profilkezelés</text:p>
      <text:p text:style-name="Normál">Mind a feladók, mind a futárok kezelhetik saját adataikat: frissíthetik elérhetőségeiket, jelszavukat, illetve megtekinthetik saját szállítási előzményeiket.</text:p>
      <text:p text:style-name="P20">Röviden összefoglalva</text:p>
      <text:p text:style-name="Normál">Az Instant Futár rugalmas és egyszerű megoldást kínál mindennapi szállítási igényekre –<text:s/><text:line-break/>legyen szó gyors ételszállításról, egy új szekrény mozgatásáról vagy egy csomag gyors kézbesítéséről a városon belül.</text:p>
      <text:p text:style-name="Normál">Az alkalmazás könnyen elérhető, gyors regisztrációt biztosít, és mindenki számára az azonnali fuvarok szervezését.</text:p>
      <text:p text:style-name="Normál"/>
      <text:p text:style-name="P21">Adminisztrátori Dokumentáció – Instant Futár</text:p>
      <text:p text:style-name="P22">Áttekintés</text:p>
      <text:p text:style-name="Normál"><text:span text:style-name="T23">Az<text:s/></text:span><text:span text:style-name="T24">Instant Futár</text:span><text:span text:style-name="T25"><text:s/>adminisztrációs kezelésének lehetőségei ad a rendszer teljes felügyeletére:<text:s/></text:span><text:span text:style-name="T26"><text:line-break/>felhasználók, futárok, szállítási igények és rendeléslapotok kezelésére.</text:span></text:p>
      <text:p text:style-name="P27">Az adminisztrátorok célja a rendszer zavartalan működésének biztosítása: problémák kezelése, a megbízható szállítási folyamat fenntartása.</text:p>
      <text:p text:style-name="P28">Adminisztrátori funkciók</text:p>
      <text:p text:style-name="P29">1. Bejelentkezés</text:p>
      <text:p text:style-name="P30">Az adminok a rendszer bejelentkező felületén adhatják meg hitelesítő adataikat.<text:s/><text:line-break/>Sikeres bejelentkezés után adminisztrációs jogosultságokkal bővített felületet mutat meg.</text:p>
      <text:p text:style-name="P31">2. Felhasználók kezelése (Ügyfelek)</text:p>
      <text:list text:style-name="LFO4" text:continue-numbering="true">
        <text:list-item>
          <text:p text:style-name="P32"><text:span text:style-name="T33">Felhasználói lista megtekintése</text:span><text:span text:style-name="T34"><text:s/>:<text:s/></text:span><text:span text:style-name="T35"><text:line-break/>Listázza az összes regisztrált ügyfelet.</text:span></text:p>
        </text:list-item>
        <text:list-item>
          <text:p text:style-name="P36"><text:span text:style-name="T37">Felhasználói adatok szerkesztése</text:span><text:span text:style-name="T38"><text:s/>:<text:s/></text:span><text:span text:style-name="T39"><text:line-break/>Lehetőség van módosítani például:</text:span></text:p>
          <text:list text:continue-numbering="true">
            <text:list-item>
              <text:p text:style-name="P40">Név</text:p>
            </text:list-item>
            <text:list-item>
              <text:p text:style-name="P41">E-mail cím</text:p>
            </text:list-item>
            <text:list-item>
              <text:p text:style-name="P42">Telefonszám</text:p>
            </text:list-item>
          </text:list>
        </text:list-item>
        <text:list-item>
          <text:p text:style-name="P43"><text:span text:style-name="T44">Felhasználók tiltása / törlése</text:span><text:span text:style-name="T45"><text:s/>:<text:s/></text:span><text:span text:style-name="T46"><text:line-break/>Nem megfelelő viselkedés vagy szabályszegés esetén a fiókjai zárolhatóak vagy véglegesen eltávolíthatók.</text:span></text:p>
        </text:list-item>
      </text:list>
      <text:soft-page-break/>
      <text:p text:style-name="P47">3. Futárok kezelése</text:p>
      <text:list text:style-name="LFO5" text:continue-numbering="true">
        <text:list-item>
          <text:p text:style-name="P48"><text:span text:style-name="T49">Futárok listázása</text:span><text:span text:style-name="T50"><text:s/>:<text:s/></text:span><text:span text:style-name="T51"><text:line-break/>Az összes regisztrált futár áttekinthető egy külön listában.</text:span></text:p>
        </text:list-item>
        <text:list-item>
          <text:p text:style-name="P52"><text:span text:style-name="T53">Futárprofilok szerkesztése</text:span><text:span text:style-name="T54"><text:s/>:<text:s/></text:span><text:span text:style-name="T55"><text:line-break/>Módosíthatóak a futár adatai (pl. név, elérhetőség).</text:span></text:p>
        </text:list-item>
        <text:list-item>
          <text:p text:style-name="P56"><text:span text:style-name="T57">Futárok tiltása / törlése</text:span><text:span text:style-name="T58"><text:s/>:<text:s/></text:span><text:span text:style-name="T59"><text:line-break/>Egy futár nem megfelelően teljesít, szabályt sért vagy problémát okoz, azonnali tiltás vagy fióktörlés végezhető.</text:span></text:p>
        </text:list-item>
        <text:list-item>
          <text:p text:style-name="P60"><text:span text:style-name="T61">Futár státuszok követése</text:span><text:span text:style-name="T62"><text:s/>:<text:s/></text:span><text:span text:style-name="T63"><text:line-break/>Ellenőrizhető, hogy egy futár épp aktív-e, szállítást végez-e, vagy inaktív.</text:span></text:p>
        </text:list-item>
      </text:list>
      <text:p text:style-name="P64">4. Szállítási igények kezelése</text:p>
      <text:list text:style-name="LFO6" text:continue-numbering="true">
        <text:list-item>
          <text:p text:style-name="P65"><text:span text:style-name="T66">Rendelések listázása</text:span><text:span text:style-name="T67"><text:s/>:<text:s/></text:span><text:span text:style-name="T68"><text:line-break/>Megtekinthető az összes feladott szállítási igény.</text:span></text:p>
        </text:list-item>
        <text:list-item>
          <text:p text:style-name="P69"><text:span text:style-name="T70">Rendelés részleteinek megtekintése</text:span><text:span text:style-name="T71"><text:s/>:<text:s/></text:span><text:span text:style-name="T72"><text:line-break/>Információk a szállítmányról:</text:span></text:p>
          <text:list text:continue-numbering="true">
            <text:list-item>
              <text:p text:style-name="P73">Feladó neve</text:p>
            </text:list-item>
            <text:list-item>
              <text:p text:style-name="P74">Futár neve (ha már elvállalta)</text:p>
            </text:list-item>
            <text:list-item>
              <text:p text:style-name="P75">Áru leírása</text:p>
            </text:list-item>
            <text:list-item>
              <text:p text:style-name="P76">Felvételi cím és célcím</text:p>
            </text:list-item>
            <text:list-item>
              <text:p text:style-name="P77">Szállítási státusz (pl. "Úton", "Kézbesítve")</text:p>
            </text:list-item>
          </text:list>
        </text:list-item>
        <text:list-item>
          <text:p text:style-name="P78"><text:span text:style-name="T79">Rendelések módosítása vagy törlése</text:span><text:span text:style-name="T80"><text:s/>:<text:s/></text:span><text:span text:style-name="T81"><text:line-break/>Hibás vagy problémás szállításokat az admin módosíthatja vagy megszüntetheti.</text:span></text:p>
        </text:list-item>
      </text:list>
      <text:p text:style-name="P82">5. Statisztikák és összesítések</text:p>
      <text:p text:style-name="P83">(A fejlesztési állapottól függően opcionális:)</text:p>
      <text:list text:style-name="LFO7" text:continue-numbering="true">
        <text:list-item>
          <text:p text:style-name="P84">Szállítási mennyiségek lekérdezése (pl. naponta, havonta)</text:p>
        </text:list-item>
        <text:list-item>
          <text:p text:style-name="P85">Aktív felhasználók száma</text:p>
        </text:list-item>
        <text:list-item>
          <text:p text:style-name="P86">Aktív futárok száma</text:p>
        </text:list-item>
        <text:list-item>
          <text:p text:style-name="P87">Sikeresen teljesített szállítások aránya</text:p>
        </text:list-item>
      </text:list>
      <text:p text:style-name="P88">6. Adminisztrátori kijelentkezés</text:p>
      <text:p text:style-name="P89">Bármikor elérhető a kijelentkezés opció, amely biztonságosan lezárja az admin munkamenetet.</text:p>
      <text:p text:style-name="P90">Rövid összefoglaló</text:p>
      <text:p text:style-name="P91">Adminisztrátorként az Instant Futár felületén a következő tevékenységekre van lehetőség:</text:p>
      <text:list text:style-name="LFO8" text:continue-numbering="true">
        <text:list-item>
          <text:p text:style-name="P92">Ügyfelek és futárok adatainak kezelése</text:p>
        </text:list-item>
        <text:list-item>
          <text:p text:style-name="P93">Felhasználók és futárok tiltása, törlése</text:p>
        </text:list-item>
        <text:list-item>
          <text:p text:style-name="P94">Szállítási igények nyomon követése és menedzselése</text:p>
        </text:list-item>
        <text:list-item>
          <text:p text:style-name="P95">Alapvető statisztikák és rendszerösszesítések megtekintése</text:p>
        </text:list-item>
      </text:list>
      <text:p text:style-name="P96"/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lázs Bablina</meta:initial-creator>
    <dc:creator>Balázs Bablina</dc:creator>
    <meta:creation-date>2025-04-27T15:50:00Z</meta:creation-date>
    <dc:date>2025-05-13T19:41:00Z</dc:date>
    <meta:template xlink:href="Normal.dotm" xlink:type="simple"/>
    <meta:editing-cycles>4</meta:editing-cycles>
    <meta:editing-duration>PT840S</meta:editing-duration>
    <meta:document-statistic meta:page-count="4" meta:paragraph-count="9" meta:word-count="575" meta:character-count="4534" meta:row-count="33" meta:non-whitespace-character-count="3968"/>
  </office:meta>
</office:document-meta>
</file>